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4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74.D1" style:family="table-cell">
      <style:table-cell-properties fo:padding="0.097cm" fo:border="0.018cm solid #666666"/>
    </style:style>
    <style:style style:name="Tabla74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4.C2" style:family="table-cell">
      <style:table-cell-properties fo:padding="0.097cm" fo:border-left="0.018cm solid #666666" fo:border-right="none" fo:border-top="none" fo:border-bottom="0.018cm solid #666666"/>
    </style:style>
    <style:style style:name="Tabla7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71" style:family="table">
      <style:table-properties style:width="12.478cm" fo:margin-left="0.026cm" fo:margin-right="0.346cm" table:align="margins"/>
    </style:style>
    <style:style style:name="Tabla71.A" style:family="table-column">
      <style:table-column-properties style:column-width="1.939cm" style:rel-column-width="10181*"/>
    </style:style>
    <style:style style:name="Tabla71.B" style:family="table-column">
      <style:table-column-properties style:column-width="2.496cm" style:rel-column-width="13108*"/>
    </style:style>
    <style:style style:name="Tabla71.C" style:family="table-column">
      <style:table-column-properties style:column-width="3.965cm" style:rel-column-width="20825*"/>
    </style:style>
    <style:style style:name="Tabla71.D" style:family="table-column">
      <style:table-column-properties style:column-width="4.078cm" style:rel-column-width="21421*"/>
    </style:style>
    <style:style style:name="Tabla7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1.D1" style:family="table-cell">
      <style:table-cell-properties style:vertical-align="middle" fo:padding="0.097cm" fo:border="0.018cm solid #666666"/>
    </style:style>
    <style:style style:name="Tabla9" style:family="table">
      <style:table-properties style:width="12.513cm" fo:margin-left="0.023cm" fo:margin-right="0.314cm" table:align="margins"/>
    </style:style>
    <style:style style:name="Tabla9.A" style:family="table-column">
      <style:table-column-properties style:column-width="1.9cm" style:rel-column-width="9949*"/>
    </style:style>
    <style:style style:name="Tabla9.B" style:family="table-column">
      <style:table-column-properties style:column-width="2.514cm" style:rel-column-width="13164*"/>
    </style:style>
    <style:style style:name="Tabla9.C" style:family="table-column">
      <style:table-column-properties style:column-width="3.965cm" style:rel-column-width="20767*"/>
    </style:style>
    <style:style style:name="Tabla9.D" style:family="table-column">
      <style:table-column-properties style:column-width="4.135cm" style:rel-column-width="21655*"/>
    </style:style>
    <style:style style:name="Tabla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9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9.D1" style:family="table-cell">
      <style:table-cell-properties fo:padding="0.097cm" fo:border="0.018cm solid #666666"/>
    </style:style>
    <style:style style:name="Tabla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9.C2" style:family="table-cell">
      <style:table-cell-properties fo:padding="0.097cm" fo:border-left="0.018cm solid #666666" fo:border-right="none" fo:border-top="none" fo:border-bottom="0.018cm solid #666666"/>
    </style:style>
    <style:style style:name="Tabla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75" style:family="table">
      <style:table-properties style:width="12.492cm" fo:margin-left="0.026cm" fo:margin-right="0.332cm" table:align="margins"/>
    </style:style>
    <style:style style:name="Tabla75.A" style:family="table-column">
      <style:table-column-properties style:column-width="1.939cm" style:rel-column-width="10169*"/>
    </style:style>
    <style:style style:name="Tabla75.B" style:family="table-column">
      <style:table-column-properties style:column-width="2.473cm" style:rel-column-width="12973*"/>
    </style:style>
    <style:style style:name="Tabla75.C" style:family="table-column">
      <style:table-column-properties style:column-width="3.988cm" style:rel-column-width="20922*"/>
    </style:style>
    <style:style style:name="Tabla75.D" style:family="table-column">
      <style:table-column-properties style:column-width="4.092cm" style:rel-column-width="21471*"/>
    </style:style>
    <style:style style:name="Tabla7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5.D1" style:family="table-cell">
      <style:table-cell-properties fo:padding="0.097cm" fo:border="0.018cm solid #666666"/>
    </style:style>
    <style:style style:name="Tabla75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5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06" style:family="table">
      <style:table-properties style:width="12.451cm" fo:margin-left="0.026cm" fo:margin-right="0.372cm" table:align="margins"/>
    </style:style>
    <style:style style:name="Tabla106.A" style:family="table-column">
      <style:table-column-properties style:column-width="1.961cm" style:rel-column-width="10323*"/>
    </style:style>
    <style:style style:name="Tabla106.B" style:family="table-column">
      <style:table-column-properties style:column-width="2.517cm" style:rel-column-width="13248*"/>
    </style:style>
    <style:style style:name="Tabla106.C" style:family="table-column">
      <style:table-column-properties style:column-width="3.921cm" style:rel-column-width="20638*"/>
    </style:style>
    <style:style style:name="Tabla106.D" style:family="table-column">
      <style:table-column-properties style:column-width="4.052cm" style:rel-column-width="21326*"/>
    </style:style>
    <style:style style:name="Tabla10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06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06.D1" style:family="table-cell">
      <style:table-cell-properties fo:padding="0.097cm" fo:border="0.018cm solid #666666"/>
    </style:style>
    <style:style style:name="Tabla10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06.C2" style:family="table-cell">
      <style:table-cell-properties fo:padding="0.097cm" fo:border-left="0.018cm solid #666666" fo:border-right="none" fo:border-top="none" fo:border-bottom="0.018cm solid #666666"/>
    </style:style>
    <style:style style:name="Tabla10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40" style:family="table">
      <style:table-properties style:width="12.478cm" fo:margin-left="0.026cm" fo:margin-right="0.346cm" table:align="margins"/>
    </style:style>
    <style:style style:name="Tabla440.A" style:family="table-column">
      <style:table-column-properties style:column-width="1.939cm" style:rel-column-width="10181*"/>
    </style:style>
    <style:style style:name="Tabla440.B" style:family="table-column">
      <style:table-column-properties style:column-width="2.496cm" style:rel-column-width="13108*"/>
    </style:style>
    <style:style style:name="Tabla440.C" style:family="table-column">
      <style:table-column-properties style:column-width="3.965cm" style:rel-column-width="20825*"/>
    </style:style>
    <style:style style:name="Tabla440.D" style:family="table-column">
      <style:table-column-properties style:column-width="4.078cm" style:rel-column-width="21421*"/>
    </style:style>
    <style:style style:name="Tabla44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40.D1" style:family="table-cell">
      <style:table-cell-properties style:vertical-align="middle" fo:padding="0.097cm" fo:border="0.018cm solid #666666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6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6.D1" style:family="table-cell">
      <style:table-cell-properties fo:padding="0.097cm" fo:border="0.018cm solid #666666"/>
    </style:style>
    <style:style style:name="Tabla6.C2" style:family="table-cell">
      <style:table-cell-properties fo:padding="0.097cm" fo:border-left="0.018cm solid #666666" fo:border-right="none" fo:border-top="none" fo:border-bottom="0.018cm solid #666666"/>
    </style:style>
    <style:style style:name="Tabla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6.B3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" style:family="table">
      <style:table-properties style:width="12.527cm" fo:margin-left="0.005cm" fo:margin-right="0.318cm" table:align="margins"/>
    </style:style>
    <style:style style:name="Tabla7.A" style:family="table-column">
      <style:table-column-properties style:column-width="1.921cm" style:rel-column-width="10048*"/>
    </style:style>
    <style:style style:name="Tabla7.B" style:family="table-column">
      <style:table-column-properties style:column-width="2.411cm" style:rel-column-width="12614*"/>
    </style:style>
    <style:style style:name="Tabla7.C" style:family="table-column">
      <style:table-column-properties style:column-width="4.087cm" style:rel-column-width="21380*"/>
    </style:style>
    <style:style style:name="Tabla7.D" style:family="table-column">
      <style:table-column-properties style:column-width="4.108cm" style:rel-column-width="21493*"/>
    </style:style>
    <style:style style:name="Tabla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7.D1" style:family="table-cell">
      <style:table-cell-properties fo:padding="0.097cm" fo:border="0.018cm solid #666666"/>
    </style:style>
    <style:style style:name="Tabla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.C2" style:family="table-cell">
      <style:table-cell-properties fo:padding="0.097cm" fo:border-left="0.018cm solid #666666" fo:border-right="none" fo:border-top="none" fo:border-bottom="0.018cm solid #666666"/>
    </style:style>
    <style:style style:name="Tabla7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26" style:family="table">
      <style:table-properties style:width="12.527cm" fo:margin-left="0.005cm" fo:margin-right="0.318cm" table:align="margins"/>
    </style:style>
    <style:style style:name="Tabla426.A" style:family="table-column">
      <style:table-column-properties style:column-width="1.921cm" style:rel-column-width="10048*"/>
    </style:style>
    <style:style style:name="Tabla426.B" style:family="table-column">
      <style:table-column-properties style:column-width="2.411cm" style:rel-column-width="12614*"/>
    </style:style>
    <style:style style:name="Tabla426.C" style:family="table-column">
      <style:table-column-properties style:column-width="4.087cm" style:rel-column-width="21380*"/>
    </style:style>
    <style:style style:name="Tabla426.D" style:family="table-column">
      <style:table-column-properties style:column-width="4.108cm" style:rel-column-width="21493*"/>
    </style:style>
    <style:style style:name="Tabla42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26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426.D1" style:family="table-cell">
      <style:table-cell-properties fo:padding="0.097cm" fo:border="0.018cm solid #666666"/>
    </style:style>
    <style:style style:name="Tabla42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26.C2" style:family="table-cell">
      <style:table-cell-properties fo:padding="0.097cm" fo:border-left="0.018cm solid #666666" fo:border-right="none" fo:border-top="none" fo:border-bottom="0.018cm solid #666666"/>
    </style:style>
    <style:style style:name="Tabla42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51.D1" style:family="table-cell">
      <style:table-cell-properties fo:padding="0.097cm" fo:border="0.018cm solid #666666"/>
    </style:style>
    <style:style style:name="Tabla15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5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24" style:family="table">
      <style:table-properties style:width="12.527cm" fo:margin-left="0.005cm" fo:margin-right="0.318cm" table:align="margins"/>
    </style:style>
    <style:style style:name="Tabla324.A" style:family="table-column">
      <style:table-column-properties style:column-width="1.919cm" style:rel-column-width="10039*"/>
    </style:style>
    <style:style style:name="Tabla324.B" style:family="table-column">
      <style:table-column-properties style:column-width="2.411cm" style:rel-column-width="12614*"/>
    </style:style>
    <style:style style:name="Tabla324.C" style:family="table-column">
      <style:table-column-properties style:column-width="4.087cm" style:rel-column-width="21380*"/>
    </style:style>
    <style:style style:name="Tabla324.D" style:family="table-column">
      <style:table-column-properties style:column-width="4.11cm" style:rel-column-width="21502*"/>
    </style:style>
    <style:style style:name="Tabla32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24.D1" style:family="table-cell">
      <style:table-cell-properties fo:padding="0.097cm" fo:border="0.018cm solid #666666"/>
    </style:style>
    <style:style style:name="Tabla324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2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9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4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5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line-height="100%"/>
      <style:text-properties fo:color="#000000" style:font-name="Arial" fo:font-size="11pt" style:font-name-asian="Arial" style:font-size-asian="11pt" style:font-size-complex="11pt"/>
    </style:style>
    <style:style style:name="P18" style:family="paragraph" style:parent-style-name="Table_20_Contents">
      <style:paragraph-properties fo:line-height="100%"/>
      <style:text-properties fo:color="#000000" style:font-name="Arial" fo:font-size="9pt" style:font-name-asian="Arial" style:font-size-asian="9pt" style:font-size-complex="9pt"/>
    </style:style>
    <style:style style:name="P19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0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line-height="100%"/>
      <style:text-properties style:use-window-font-color="true" style:font-name="Arial" fo:font-size="10pt" fo:font-style="normal" style:font-name-asian="Arial" style:font-size-asian="10pt" style:font-style-asian="normal" style:font-size-complex="10pt" style:font-style-complex="normal"/>
    </style:style>
    <style:style style:name="P22" style:family="paragraph" style:parent-style-name="Table_20_Contents">
      <style:paragraph-properties fo:line-height="100%"/>
      <style:text-properties style:use-window-font-color="true" style:font-name="Arial" fo:font-size="9pt" style:font-name-asian="Arial" style:font-size-asian="9pt" style:font-size-complex="9pt"/>
    </style:style>
    <style:style style:name="P23" style:family="paragraph" style:parent-style-name="Table_20_Contents">
      <style:paragraph-properties fo:line-height="100%"/>
    </style:style>
    <style:style style:name="P24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T1" style:family="text">
      <style:text-properties style:use-window-font-color="true" fo:font-size="11pt" fo:font-weight="normal" style:font-name-asian="Hiragino Maru Gothic Pro" style:font-size-asian="11pt" style:font-weight-asian="normal" style:font-size-complex="11pt" style:font-weight-complex="normal"/>
    </style:style>
    <style:style style:name="T2" style:family="text">
      <style:text-properties style:use-window-font-color="true" fo:font-size="9pt" style:font-size-asian="9pt" style:font-size-complex="9pt"/>
    </style:style>
    <style:style style:name="T3" style:family="text">
      <style:text-properties style:use-window-font-color="true" fo:font-size="9pt" style:font-name-asian="Hiragino Maru Gothic Pro" style:font-size-asian="9pt" style:font-size-complex="9pt"/>
    </style:style>
    <style:style style:name="T4" style:family="text">
      <style:text-properties fo:font-size="12pt" style:font-name-asian="Hiragino Maru Gothic Pro" style:font-size-asian="12pt" style:font-size-complex="12pt"/>
    </style:style>
    <style:style style:name="T5" style:family="text">
      <style:text-properties style:font-name="Hiragino Maru Gothic Pro" fo:font-size="11pt" fo:font-style="normal" style:font-name-asian="Hiragino Maru Gothic Pro" style:font-size-asian="11pt" style:font-style-asian="normal" style:font-size-complex="11pt" style:font-style-complex="normal"/>
    </style:style>
    <style:style style:name="T6" style:family="text">
      <style:text-properties fo:font-size="11pt" style:font-name-asian="Hiragino Maru Gothic Pro" style:font-size-asian="11pt" style:font-size-complex="11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Arial" fo:font-size="9pt" fo:font-style="normal" style:font-name-asian="Arial" style:font-size-asian="9pt" style:font-style-asian="normal" style:font-size-complex="9pt" style:font-style-complex="normal"/>
    </style:style>
    <style:style style:name="T9" style:family="text">
      <style:text-properties style:font-name="Arial" fo:font-size="9pt" style:font-name-asian="Arial" style:font-size-asian="9pt" style:font-size-complex="9pt"/>
    </style:style>
    <style:style style:name="T10" style:family="text">
      <style:text-properties style:font-name="Arial" fo:font-size="9pt" style:text-underline-style="none" style:font-name-asian="Arial" style:font-size-asian="9pt" style:font-size-complex="9pt"/>
    </style:style>
    <style:style style:name="T11" style:family="text">
      <style:text-properties style:font-name-asian="Hiragino Maru Gothic Pro"/>
    </style:style>
    <style:style style:name="T12" style:family="text">
      <style:text-properties fo:color="#000066" style:font-name="Courier" fo:font-size="9pt" style:font-size-asian="9pt" style:font-size-complex="9pt"/>
    </style:style>
    <style:style style:name="T13" style:family="text">
      <style:text-properties fo:color="#000066" style:font-name="Arial" fo:font-size="9pt" style:font-size-asian="9pt" style:font-size-complex="9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7">NATURALEZA – VERDE</text:p>
      <text:p text:style-name="P6"/>
      <text:p text:style-name="P4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">林</text:p>
          </table:table-cell>
          <table:table-cell table:style-name="Tabla74.A1" office:value-type="string">
            <text:p text:style-name="P12">はやし</text:p>
          </table:table-cell>
          <table:table-cell table:style-name="Tabla74.C1" office:value-type="string">
            <text:p text:style-name="P9"><text:ruby text:style-name="Ru1"><text:ruby-base><text:span text:style-name="T6">林</text:span></text:ruby-base><text:ruby-text>はやし</text:ruby-text></text:ruby><text:span text:style-name="T7"> <text:s text:c="20"/>arboleda</text:span></text:p>
          </table:table-cell>
          <table:table-cell table:style-name="Tabla74.D1" office:value-type="string">
            <text:p text:style-name="P8"/>
          </table:table-cell>
        </table:table-row>
        <table:table-row>
          <table:covered-table-cell/>
          <table:table-cell table:style-name="Tabla74.B2" office:value-type="string">
            <text:p text:style-name="P12">リン</text:p>
          </table:table-cell>
          <table:table-cell table:style-name="Tabla74.C2" office:value-type="string">
            <text:p text:style-name="P9"><text:ruby text:style-name="Ru1"><text:ruby-base><text:span text:style-name="T5">山</text:span></text:ruby-base><text:ruby-text>さん</text:ruby-text></text:ruby><text:ruby text:style-name="Ru1"><text:ruby-base><text:span text:style-name="T5">林</text:span></text:ruby-base><text:ruby-text>りん</text:ruby-text></text:ruby><text:span text:style-name="T8"> <text:s text:c="3"/></text:span><text:span text:style-name="T9">bosque (montaña)</text:span></text:p>
          </table:table-cell>
          <table:table-cell table:style-name="Tabla74.D2" office:value-type="string">
            <text:p text:style-name="P8"/>
          </table:table-cell>
        </table:table-row>
      </table:table>
      <text:p text:style-name="P4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">田</text:p>
          </table:table-cell>
          <table:table-cell table:style-name="Tabla71.A1" office:value-type="string">
            <text:p text:style-name="P12">た</text:p>
          </table:table-cell>
          <table:table-cell table:style-name="Tabla71.A1" office:value-type="string">
            <text:p text:style-name="P8"><text:ruby text:style-name="Ru1"><text:ruby-base><text:span text:style-name="T6">田</text:span></text:ruby-base><text:ruby-text>た</text:ruby-text></text:ruby><text:span text:style-name="T7"> <text:s text:c="26"/>arrozal</text:span></text:p>
          </table:table-cell>
          <table:table-cell table:style-name="Tabla71.D1" office:value-type="string">
            <text:p text:style-name="P20"/>
          </table:table-cell>
        </table:table-row>
      </table:table>
      <text:p text:style-name="P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11">竹</text:p>
            </table:table-cell>
            <table:table-cell table:style-name="Tabla9.A1" office:value-type="string">
              <text:p text:style-name="P12">たけ</text:p>
            </table:table-cell>
            <table:table-cell table:style-name="Tabla9.C1" office:value-type="string">
              <text:p text:style-name="P8"><text:ruby text:style-name="Ru1"><text:ruby-base><text:span text:style-name="T6">竹</text:span></text:ruby-base><text:ruby-text>たけ</text:ruby-text></text:ruby><text:span text:style-name="T9"> <text:s text:c="25"/>bambú</text:span></text:p>
            </table:table-cell>
            <table:table-cell table:style-name="Tabla9.D1" office:value-type="string">
              <text:p text:style-name="P1"><text:ruby text:style-name="Ru1"><text:ruby-base><text:span text:style-name="T6">竹</text:span></text:ruby-base><text:ruby-text>たけ</text:ruby-text></text:ruby><text:span text:style-name="T6">うま</text:span><text:span text:style-name="T7"> <text:s text:c="18"/>zancos</text:span>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12">チク</text:p>
          </table:table-cell>
          <table:table-cell table:style-name="Tabla9.C2" office:value-type="string">
            <text:p text:style-name="P8"><text:ruby text:style-name="Ru1"><text:ruby-base><text:span text:style-name="T6">竹</text:span></text:ruby-base><text:ruby-text>ちく</text:ruby-text></text:ruby><text:ruby text:style-name="Ru1"><text:ruby-base><text:span text:style-name="T6">林</text:span></text:ruby-base><text:ruby-text>りん</text:ruby-text></text:ruby><text:span text:style-name="T7"> <text:s text:c="5"/>bosque (bambú)</text:span></text:p>
          </table:table-cell>
          <table:table-cell table:style-name="Tabla9.D2" office:value-type="string">
            <text:p text:style-name="P1"/>
          </table:table-cell>
        </table:table-row>
      </table:table>
      <text:p text:style-name="P1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10">森</text:p>
          </table:table-cell>
          <table:table-cell table:style-name="Tabla75.A1" office:value-type="string">
            <text:p text:style-name="P12">もり</text:p>
          </table:table-cell>
          <table:table-cell table:style-name="Tabla75.A1" office:value-type="string">
            <text:p text:style-name="P8"><text:ruby text:style-name="Ru1"><text:ruby-base><text:span text:style-name="T6">森</text:span></text:ruby-base><text:ruby-text>もり</text:ruby-text></text:ruby><text:span text:style-name="T7"> <text:s text:c="25"/>bosque </text:span></text:p>
          </table:table-cell>
          <table:table-cell table:style-name="Tabla75.D1" office:value-type="string">
            <text:p text:style-name="P8"/>
          </table:table-cell>
        </table:table-row>
        <table:table-row>
          <table:covered-table-cell/>
          <table:table-cell table:style-name="Tabla75.B2" office:value-type="string">
            <text:p text:style-name="P12">シン</text:p>
          </table:table-cell>
          <table:table-cell table:style-name="Tabla75.B2" office:value-type="string">
            <text:p text:style-name="P9"><text:ruby text:style-name="Ru1"><text:ruby-base><text:span text:style-name="T6">森</text:span></text:ruby-base><text:ruby-text>しん</text:ruby-text></text:ruby><text:ruby text:style-name="Ru1"><text:ruby-base><text:span text:style-name="T6">林</text:span></text:ruby-base><text:ruby-text>りん</text:ruby-text></text:ruby><text:span text:style-name="T7"> <text:s/>bosque (agradable)</text:span></text:p>
          </table:table-cell>
          <table:table-cell table:style-name="Tabla75.D2" office:value-type="string">
            <text:p text:style-name="P8"/>
          </table:table-cell>
        </table:table-row>
      </table:table>
      <text:p text:style-name="P4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10">野</text:p>
          </table:table-cell>
          <table:table-cell table:style-name="Tabla106.A1" office:value-type="string">
            <text:p text:style-name="P15">の</text:p>
          </table:table-cell>
          <table:table-cell table:style-name="Tabla106.C1" office:value-type="string">
            <text:p text:style-name="P8"><text:ruby text:style-name="Ru1"><text:ruby-base><text:span text:style-name="T4">野</text:span></text:ruby-base><text:ruby-text>の</text:ruby-text></text:ruby><text:span text:style-name="T7"> <text:s text:c="25"/>campo</text:span></text:p>
          </table:table-cell>
          <table:table-cell table:style-name="Tabla106.D1" office:value-type="string">
            <text:p text:style-name="P14"><text:ruby text:style-name="Ru1"><text:ruby-base><text:span text:style-name="T4">野</text:span></text:ruby-base><text:ruby-text>の</text:ruby-text></text:ruby><text:ruby text:style-name="Ru1"><text:ruby-base><text:span text:style-name="T4">原</text:span></text:ruby-base><text:ruby-text>はら</text:ruby-text></text:ruby><text:span text:style-name="T7"> <text:s text:c="9"/>campo (florido)</text:span></text:p>
          </table:table-cell>
        </table:table-row>
        <table:table-row>
          <table:covered-table-cell/>
          <table:table-cell table:style-name="Tabla106.B2" office:value-type="string">
            <text:p text:style-name="P16">ヤ</text:p>
          </table:table-cell>
          <table:table-cell table:style-name="Tabla106.C2" office:value-type="string">
            <text:p text:style-name="P14"><text:ruby text:style-name="Ru1"><text:ruby-base><text:span text:style-name="T6">野</text:span></text:ruby-base><text:ruby-text>や</text:ruby-text></text:ruby><text:span text:style-name="T6">さい</text:span><text:span text:style-name="T7"> <text:s text:c="14"/>verduras</text:span></text:p>
          </table:table-cell>
          <table:table-cell table:style-name="Tabla106.D2" office:value-type="string">
            <text:p text:style-name="P19"><text:ruby text:style-name="Ru1"><text:ruby-base><text:span text:style-name="T4">分</text:span></text:ruby-base><text:ruby-text>ぶん</text:ruby-text></text:ruby><text:ruby text:style-name="Ru1"><text:ruby-base><text:span text:style-name="T4">野</text:span></text:ruby-base><text:ruby-text>や</text:ruby-text></text:ruby><text:span text:style-name="T7"> <text:s text:c="3"/>campo académico</text:span></text:p>
          </table:table-cell>
        </table:table-row>
      </table:table>
      <text:p text:style-name="P4"/>
      <table:table table:name="Tabla440" table:style-name="Tabla440">
        <table:table-column table:style-name="Tabla440.A"/>
        <table:table-column table:style-name="Tabla440.B"/>
        <table:table-column table:style-name="Tabla440.C"/>
        <table:table-column table:style-name="Tabla440.D"/>
        <table:table-row>
          <table:table-cell table:style-name="Tabla440.A1" office:value-type="string">
            <text:p text:style-name="P2">畑</text:p>
          </table:table-cell>
          <table:table-cell table:style-name="Tabla440.A1" office:value-type="string">
            <text:p text:style-name="P12">はたけ</text:p>
          </table:table-cell>
          <table:table-cell table:style-name="Tabla440.A1" office:value-type="string">
            <text:p text:style-name="P8"><text:ruby text:style-name="Ru1"><text:ruby-base><text:span text:style-name="T6">畑</text:span></text:ruby-base><text:ruby-text>はたけ</text:ruby-text></text:ruby><text:span text:style-name="T7"> <text:s text:c="7"/>campo de cultivo</text:span></text:p>
          </table:table-cell>
          <table:table-cell table:style-name="Tabla440.D1" office:value-type="string">
            <text:p text:style-name="P21"><text:ruby text:style-name="Ru1"><text:ruby-base><text:span text:style-name="T6">畑</text:span></text:ruby-base><text:ruby-text>はたけ</text:ruby-text></text:ruby><text:ruby text:style-name="Ru1"><text:ruby-base><text:span text:style-name="T6">麦</text:span></text:ruby-base><text:ruby-text>むぎ</text:ruby-text></text:ruby><text:span text:style-name="T7"> <text:s text:c="7"/>campo de trigo</text:span></text:p>
          </table:table-cell>
        </table:table-row>
      </table:table>
      <text:p text:style-name="P1"/>
      <text:p text:style-name="P4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10">花</text:p>
            </table:table-cell>
            <table:table-cell table:style-name="Tabla6.A1" table:number-rows-spanned="2" office:value-type="string">
              <text:p text:style-name="P12">はな · ばな</text:p>
            </table:table-cell>
            <table:table-cell table:style-name="Tabla6.C1" office:value-type="string">
              <text:p text:style-name="P8"><text:ruby text:style-name="Ru1"><text:ruby-base><text:span text:style-name="T6">花</text:span></text:ruby-base><text:ruby-text>はな</text:ruby-text></text:ruby><text:span text:style-name="T7">　 <text:s text:c="28"/>flor</text:span></text:p>
            </table:table-cell>
            <table:table-cell table:style-name="Tabla6.D1" office:value-type="string">
              <text:p text:style-name="P8"><text:ruby text:style-name="Ru1"><text:ruby-base><text:span text:style-name="T6">花</text:span></text:ruby-base><text:ruby-text>はな</text:ruby-text></text:ruby><text:span text:style-name="T6">たば</text:span><text:span text:style-name="T7"> <text:s text:c="5"/>ramo de flores</text:span>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8"><text:ruby text:style-name="Ru1"><text:ruby-base><text:span text:style-name="T6">草</text:span></text:ruby-base><text:ruby-text>くさ</text:ruby-text></text:ruby><text:ruby text:style-name="Ru1"><text:ruby-base><text:span text:style-name="T1">花</text:span></text:ruby-base><text:ruby-text>ばな</text:ruby-text></text:ruby><text:span text:style-name="T7">　 <text:s text:c="18"/>planta</text:span></text:p>
          </table:table-cell>
          <table:table-cell table:style-name="Tabla6.D2" office:value-type="string">
            <text:p text:style-name="P8"/>
          </table:table-cell>
        </table:table-row>
        <table:table-row>
          <table:covered-table-cell/>
          <table:table-cell table:style-name="Tabla6.B3" office:value-type="string">
            <text:p text:style-name="P12">カ</text:p>
          </table:table-cell>
          <table:table-cell table:style-name="Tabla6.C2" office:value-type="string">
            <text:p text:style-name="P8"><text:ruby text:style-name="Ru1"><text:ruby-base><text:span text:style-name="T6">花</text:span></text:ruby-base><text:ruby-text>か</text:ruby-text></text:ruby><text:span text:style-name="T6">びん</text:span><text:span text:style-name="T9"> <text:s text:c="18"/></text:span><text:span text:style-name="T10">florero</text:span></text:p>
          </table:table-cell>
          <table:table-cell table:style-name="Tabla6.D2" office:value-type="string">
            <text:p text:style-name="P8"><text:ruby text:style-name="Ru1"><text:ruby-base><text:span text:style-name="T6">花</text:span></text:ruby-base><text:ruby-text>か</text:ruby-text></text:ruby><text:span text:style-name="T6">だん</text:span><text:span text:style-name="T7"> <text:s text:c="16"/>parterre</text:span></text:p>
          </table:table-cell>
        </table:table-row>
      </table:table>
      <text:p text:style-name="P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11">草</text:p>
            </table:table-cell>
            <table:table-cell table:style-name="Tabla7.A1" office:value-type="string">
              <text:p text:style-name="P12">くさ</text:p>
            </table:table-cell>
            <table:table-cell table:style-name="Tabla7.C1" office:value-type="string">
              <text:p text:style-name="P8"><text:ruby text:style-name="Ru1"><text:ruby-base><text:span text:style-name="T6">草</text:span></text:ruby-base><text:ruby-text>くさ</text:ruby-text></text:ruby><text:span text:style-name="T7"> <text:s text:c="28"/>hierba</text:span></text:p>
            </table:table-cell>
            <table:table-cell table:style-name="Tabla7.D1" office:value-type="string">
              <text:p text:style-name="P8"><text:ruby text:style-name="Ru1"><text:ruby-base><text:span text:style-name="T6">草</text:span></text:ruby-base><text:ruby-text>くさ</text:ruby-text></text:ruby><text:span text:style-name="T6">むら</text:span><text:span text:style-name="T7"> <text:s text:c="18"/>campo <text:s text:c="2"/></text:span></text:p>
              <text:p text:style-name="P13"><text:s text:c="4"/>(silvestre, malas hierbas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12">ソウ</text:p>
          </table:table-cell>
          <table:table-cell table:style-name="Tabla7.C2" office:value-type="string">
            <text:p text:style-name="P8"><text:ruby text:style-name="Ru1"><text:ruby-base><text:span text:style-name="T6">草</text:span></text:ruby-base><text:ruby-text>そう</text:ruby-text></text:ruby><text:ruby text:style-name="Ru1"><text:ruby-base><text:span text:style-name="T6">原</text:span></text:ruby-base><text:ruby-text>げん</text:ruby-text></text:ruby><text:span text:style-name="T7"> <text:s text:c="22"/>campo </text:span></text:p>
            <text:p text:style-name="P13"><text:s text:c="13"/>(sabana, horizonte)</text:p>
          </table:table-cell>
          <table:table-cell table:style-name="Tabla7.D2" office:value-type="string">
            <text:p text:style-name="P19"/>
          </table:table-cell>
        </table:table-row>
      </table:table>
      <text:p text:style-name="P3"/>
      <table:table table:name="Tabla426" table:style-name="Tabla426">
        <table:table-column table:style-name="Tabla426.A"/>
        <table:table-column table:style-name="Tabla426.B"/>
        <table:table-column table:style-name="Tabla426.C"/>
        <table:table-column table:style-name="Tabla426.D"/>
        <table:table-header-rows>
          <table:table-row>
            <table:table-cell table:style-name="Tabla426.A1" table:number-rows-spanned="2" office:value-type="string">
              <text:p text:style-name="P11">葉</text:p>
            </table:table-cell>
            <table:table-cell table:style-name="Tabla426.A1" office:value-type="string">
              <text:p text:style-name="P12">は · ば</text:p>
            </table:table-cell>
            <table:table-cell table:style-name="Tabla426.C1" office:value-type="string">
              <text:p text:style-name="P8"><text:ruby text:style-name="Ru1"><text:ruby-base><text:span text:style-name="T6">葉</text:span></text:ruby-base><text:ruby-text>は</text:ruby-text></text:ruby><text:span text:style-name="T7"> <text:s text:c="30"/>hojas</text:span></text:p>
            </table:table-cell>
            <table:table-cell table:style-name="Tabla426.D1" office:value-type="string">
              <text:p text:style-name="P8"><text:ruby text:style-name="Ru1"><text:ruby-base><text:span text:style-name="T6">落</text:span></text:ruby-base><text:ruby-text>お</text:ruby-text></text:ruby><text:span text:style-name="T6">ち</text:span><text:ruby text:style-name="Ru1"><text:ruby-base><text:span text:style-name="T6">葉</text:span></text:ruby-base><text:ruby-text>ば</text:ruby-text></text:ruby><text:span text:style-name="T7"> <text:s text:c="9"/>hojas caídas</text:span></text:p>
            </table:table-cell>
          </table:table-row>
        </table:table-header-rows>
        <table:table-row>
          <table:covered-table-cell/>
          <table:table-cell table:style-name="Tabla426.B2" office:value-type="string">
            <text:p text:style-name="P12">ヨウ</text:p>
          </table:table-cell>
          <table:table-cell table:style-name="Tabla426.C2" office:value-type="string">
            <text:p text:style-name="P8"><text:span text:style-name="T6">こう</text:span><text:ruby text:style-name="Ru1"><text:ruby-base><text:span text:style-name="T6">葉</text:span></text:ruby-base><text:ruby-text>よう</text:ruby-text></text:ruby><text:span text:style-name="T7"> <text:s text:c="3"/></text:span></text:p>
            <text:p text:style-name="P13"><text:s/>“cambio de color en otoño”</text:p>
          </table:table-cell>
          <table:table-cell table:style-name="Tabla426.D2" office:value-type="string">
            <text:p text:style-name="P19"/>
          </table:table-cell>
        </table:table-row>
      </table:table>
      <text:p text:style-name="P3"><text:s/></text:p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3" office:value-type="string">
            <text:p text:style-name="P10">原</text:p>
          </table:table-cell>
          <table:table-cell table:style-name="Tabla151.A1" office:value-type="string">
            <text:p text:style-name="P16">はら</text:p>
          </table:table-cell>
          <table:table-cell table:style-name="Tabla151.A1" office:value-type="string">
            <text:p text:style-name="P14"><text:ruby text:style-name="Ru1"><text:ruby-base><text:span text:style-name="T6">原</text:span></text:ruby-base><text:ruby-text>はら</text:ruby-text></text:ruby><text:span text:style-name="T2"> <text:s text:c="21"/></text:span><text:span text:style-name="T12">pradera</text:span></text:p>
          </table:table-cell>
          <table:table-cell table:style-name="Tabla151.D1" office:value-type="string">
            <text:p text:style-name="P17"><text:ruby text:style-name="Ru1"><text:ruby-base><text:span text:style-name="T11">原</text:span></text:ruby-base><text:ruby-text>はら</text:ruby-text></text:ruby><text:span text:style-name="T11">っぱ</text:span><text:span text:style-name="T3"> <text:s text:c="15"/></text:span><text:span text:style-name="T2">campo </text:span></text:p>
            <text:p text:style-name="P22"><text:s text:c="24"/>(sin árboles) </text:p>
          </table:table-cell>
        </table:table-row>
        <table:table-row>
          <table:covered-table-cell/>
          <table:table-cell table:style-name="Tabla151.B2" table:number-rows-spanned="2" office:value-type="string">
            <text:p text:style-name="P16">ゲン</text:p>
          </table:table-cell>
          <table:table-cell table:style-name="Tabla151.B2" office:value-type="string">
            <text:p text:style-name="P14"><text:ruby text:style-name="Ru1"><text:ruby-base><text:span text:style-name="T6">原</text:span></text:ruby-base><text:ruby-text>げん</text:ruby-text></text:ruby><text:span text:style-name="T7"> <text:s text:c="8"/></text:span><text:span text:style-name="T12">inicio</text:span><text:span text:style-name="T13"> </text:span><text:span text:style-name="T12">de</text:span><text:span text:style-name="T13"> </text:span><text:span text:style-name="T12">algo</text:span></text:p>
          </table:table-cell>
          <table:table-cell table:style-name="Tabla151.D2" office:value-type="string">
            <text:p text:style-name="P14"><text:ruby text:style-name="Ru1"><text:ruby-base><text:span text:style-name="T6">原</text:span></text:ruby-base><text:ruby-text>げん</text:ruby-text></text:ruby><text:ruby text:style-name="Ru1"><text:ruby-base><text:span text:style-name="T6">子</text:span></text:ruby-base><text:ruby-text>し</text:ruby-text></text:ruby><text:ruby text:style-name="Ru1"><text:ruby-base><text:span text:style-name="T6">力</text:span></text:ruby-base><text:ruby-text>りょく</text:ruby-text></text:ruby><text:span text:style-name="T7"> <text:s/>energía nuclear</text:span></text:p>
          </table:table-cell>
        </table:table-row>
        <table:table-row>
          <table:covered-table-cell/>
          <table:covered-table-cell/>
          <table:table-cell table:style-name="Tabla151.B2" office:value-type="string">
            <text:p text:style-name="P14"><text:ruby text:style-name="Ru1"><text:ruby-base><text:span text:style-name="T6">原</text:span></text:ruby-base><text:ruby-text>げん</text:ruby-text></text:ruby><text:ruby text:style-name="Ru1"><text:ruby-base><text:span text:style-name="T6">子</text:span></text:ruby-base><text:ruby-text>し</text:ruby-text></text:ruby><text:span text:style-name="T7"> <text:s text:c="22"/>átomo</text:span></text:p>
          </table:table-cell>
          <table:table-cell table:style-name="Tabla151.D2" office:value-type="string">
            <text:p text:style-name="P18"/>
          </table:table-cell>
        </table:table-row>
      </table:table>
      <text:p text:style-name="P23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table:number-rows-spanned="2" office:value-type="string">
              <text:p text:style-name="P11">根</text:p>
            </table:table-cell>
            <table:table-cell table:style-name="Tabla324.A1" office:value-type="string">
              <text:p text:style-name="P12">ね</text:p>
            </table:table-cell>
            <table:table-cell table:style-name="Tabla324.A1" office:value-type="string">
              <text:p text:style-name="P8"><text:ruby text:style-name="Ru1"><text:ruby-base><text:span text:style-name="T6">根</text:span></text:ruby-base><text:ruby-text>ね</text:ruby-text></text:ruby><text:span text:style-name="T7"> <text:s text:c="32"/>raíz</text:span></text:p>
            </table:table-cell>
            <table:table-cell table:style-name="Tabla324.D1" office:value-type="string">
              <text:p text:style-name="P8"><text:ruby text:style-name="Ru1"><text:ruby-base><text:span text:style-name="T6">根</text:span></text:ruby-base><text:ruby-text>ね</text:ruby-text></text:ruby><text:ruby text:style-name="Ru1"><text:ruby-base><text:span text:style-name="T6">元</text:span></text:ruby-base><text:ruby-text>もと</text:ruby-text></text:ruby><text:span text:style-name="T7"> <text:s text:c="15"/>pie de árbol</text:span></text:p>
            </table:table-cell>
          </table:table-row>
        </table:table-header-rows>
        <table:table-row>
          <table:covered-table-cell/>
          <table:table-cell table:style-name="Tabla324.B2" office:value-type="string">
            <text:p text:style-name="P12">コン</text:p>
          </table:table-cell>
          <table:table-cell table:style-name="Tabla324.B2" office:value-type="string">
            <text:p text:style-name="P8"><text:ruby text:style-name="Ru1"><text:ruby-base><text:span text:style-name="T6">球</text:span></text:ruby-base><text:ruby-text>きゅう</text:ruby-text></text:ruby><text:ruby text:style-name="Ru1"><text:ruby-base><text:span text:style-name="T6">根</text:span></text:ruby-base><text:ruby-text>こん</text:ruby-text></text:ruby><text:span text:style-name="T7"> <text:s text:c="22"/>bulbo</text:span></text:p>
          </table:table-cell>
          <table:table-cell table:style-name="Tabla324.D2" office:value-type="string">
            <text:p text:style-name="P8"><text:ruby text:style-name="Ru1"><text:ruby-base><text:span text:style-name="T6">根</text:span></text:ruby-base><text:ruby-text>こん</text:ruby-text></text:ruby><text:ruby text:style-name="Ru1"><text:ruby-base><text:span text:style-name="T6">気</text:span></text:ruby-base><text:ruby-text>き</text:ruby-text></text:ruby><text:span text:style-name="T7"> <text:s text:c="19"/>paciencia</text:span></text:p>
          </table:table-cell>
        </table:table-row>
      </table:table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60</meta:editing-cycles>
    <meta:editing-duration>P11DT14H58M7S</meta:editing-duration>
    <dc:date>2014-04-07T15:55:53</dc:date>
    <meta:print-date>2014-03-17T23:59:17</meta:print-date>
    <dc:creator>manu tero</dc:creator>
    <meta:printed-by>manu tero</meta:printed-by>
    <meta:document-statistic meta:table-count="11" meta:image-count="0" meta:object-count="0" meta:page-count="2" meta:paragraph-count="71" meta:word-count="184" meta:character-count="1149"/>
  </office:meta>
</office:document-meta>
</file>